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a1c" officeooo:paragraph-rsid="0014fa1c"/>
    </style:style>
    <style:style style:name="P2" style:family="paragraph" style:parent-style-name="Standard">
      <style:text-properties officeooo:rsid="0014fa1c" officeooo:paragraph-rsid="001c9341"/>
    </style:style>
    <style:style style:name="P3" style:family="paragraph" style:parent-style-name="Standard">
      <style:text-properties officeooo:rsid="0014fa1c" officeooo:paragraph-rsid="001f4bec"/>
    </style:style>
    <style:style style:name="P4" style:family="paragraph" style:parent-style-name="Standard">
      <style:text-properties officeooo:rsid="0017f91c" officeooo:paragraph-rsid="0017f91c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1b59" officeooo:paragraph-rsid="001c1b59" style:font-weight-asian="bold" style:font-weight-complex="bold"/>
    </style:style>
    <style:style style:name="P6" style:family="paragraph" style:parent-style-name="Standard">
      <style:text-properties officeooo:rsid="001c9341" officeooo:paragraph-rsid="001c9341"/>
    </style:style>
    <style:style style:name="T1" style:family="text">
      <style:text-properties officeooo:rsid="0017f91c"/>
    </style:style>
    <style:style style:name="T2" style:family="text">
      <style:text-properties officeooo:rsid="001c9341"/>
    </style:style>
    <style:style style:name="T3" style:family="text">
      <style:text-properties officeooo:rsid="001d8723"/>
    </style:style>
    <style:style style:name="T4" style:family="text">
      <style:text-properties officeooo:rsid="001ea147"/>
    </style:style>
    <style:style style:name="T5" style:family="text">
      <style:text-properties officeooo:rsid="001f4bec"/>
    </style:style>
    <style:style style:name="T6" style:family="text">
      <style:text-properties officeooo:rsid="00210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P BOATING</text:p>
      <text:p text:style-name="P1"/>
      <text:p text:style-name="P1">Initial Description of the project</text:p>
      <text:p text:style-name="P1"/>
      <text:p text:style-name="P3">A 3D boat racing game created in the summer of 2021 for the Hyde Park Business Improvement Association's <text:span text:style-name="T2">(B</text:span><text:span text:style-name="T4">IA</text:span><text:span text:style-name="T2">’s) </text:span>annual Pond Festival. The game <text:span text:style-name="T1">was made in a low-poly style </text:span>using the Godot game engine, and blender 3D modeling software. <text:span text:style-name="T5">The intention of the game was to </text:span><text:span text:style-name="T2">provided players the opportunity to compete for real life prizes given out by the Hyde Park B</text:span><text:span text:style-name="T4">IA</text:span><text:span text:style-name="T2"> </text:span><text:span text:style-name="T3">during Pondfest </text:span><text:span text:style-name="T5">in a fun and engaging way for the younger participants of the festival</text:span><text:span text:style-name="T3">. </text:span></text:p>
      <text:p text:style-name="P3"/>
      <text:p text:style-name="P3"><text:span text:style-name="T3">Scores and login information were recorded in a live leaderboard using Silent Wolf’s backend services add-on. The games initial dialog and story set up was done by modifying the Dialogic </text:span><text:span text:style-name="T4">dialog </text:span><text:span text:style-name="T3">add-on. </text:span><text:span text:style-name="T4">Within each level there are billboards that display advertisements for a number of local businesses that belong to the BIA </text:span><text:span text:style-name="T5">in a randomized order.</text:span></text:p>
      <text:p text:style-name="P1"/>
      <text:p text:style-name="P1"/>
      <text:p text:style-name="P1">Blender video</text:p>
      <text:p text:style-name="P1"/>
      <text:p text:style-name="P4">The <text:span text:style-name="T6">main level</text:span> for the game was modeled directly off of google maps satellite view of the Hyde Park pond. <text:span text:style-name="T6">The pondfest was always held in person until COVID-19 forced the event to move online. Mimicing the real pond and park was a way to help people feel like they are at a familiar location.</text:span></text:p>
      <text:p text:style-name="P4"/>
      <text:p text:style-name="P4"/>
      <text:p text:style-name="P6">TINY RHINO GAMES</text:p>
      <text:p text:style-name="P6"/>
      <text:p text:style-name="P2">his game was released under my newly created Tiny Rhino Games brand. <text:span text:style-name="T1">On the left, you can see a video play through of the initial two leve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2:46:50.802999395</meta:creation-date>
    <dc:date>2022-02-02T13:01:06.141664025</dc:date>
    <meta:editing-duration>PT4H30M9S</meta:editing-duration>
    <meta:editing-cycles>8</meta:editing-cycles>
    <meta:generator>LibreOffice/7.2.5.2$Linux_X86_64 LibreOffice_project/20$Build-2</meta:generator>
    <meta:document-statistic meta:table-count="0" meta:image-count="0" meta:object-count="0" meta:page-count="1" meta:paragraph-count="8" meta:word-count="229" meta:character-count="1306" meta:non-whitespace-character-count="1084"/>
  </office:meta>
</office:document-meta>
</file>